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Genre</text:p>
          </table:table-cell>
          <table:table-cell table:style-name="Default" office:value-type="string" calcext:value-type="string">
            <text:p>Desc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ategy</text:p>
          </table:table-cell>
          <table:table-cell table:style-name="ce3" office:value-type="string" calcext:value-type="string">
            <text:p>Turn based hex based game where you are on shrinking island. Each hex indicates which turn it will disappear on.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ategy</text:p>
          </table:table-cell>
          <table:table-cell table:style-name="ce3" office:value-type="string" calcext:value-type="string">
            <text:p>Unstable islands: Once you step on a space, it starts a 4 turn timer for that space to disappear. You can also lob projectiles that cause areas of spaces to start to crumble.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ilding</text:p>
          </table:table-cell>
          <table:table-cell table:style-name="ce3" office:value-type="string" calcext:value-type="string">
            <text:p>Robot construction game where you have to pack all the right items into limited space!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Strategy game where… farmland… is limited.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tle Royale</text:p>
          </table:table-cell>
          <table:table-cell office:value-type="string" calcext:value-type="string">
            <text:p>Battle royale game where the playable area shrinks…?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Trash compactor: Try to maneuver stuff around so the trash compactor is able to close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style-name="Default" office:value-type="string" calcext:value-type="string">
            <text:p>Fighting game where you are a robot trying to defend … the space you have on a ship or something.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Tetris-esque game where you have to place blocks. Try to place as many blocks as possible.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Except the blocks don’t fall. You place them with your mouse.</text:p>
          </table:table-cell>
          <table:table-cell table:style-name="ce4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Like above, but VR and 3D. Whoooaa, trippy.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Game where you have to escape a garbage compactor. The idea is to brace the walls to slow it down, etc.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Game where you’re taking of a plane and having an engine failure or something…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Puzzle game where you place down… objects, which have some rules determining which can be placed near what.</text:p>
          </table:table-cell>
          <table:table-cell table:style-name="ce4"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ction</text:p>
          </table:table-cell>
          <table:table-cell office:value-type="string" calcext:value-type="string">
            <text:p>Snake-like game where you can never cross your own pass ever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</text:p>
          </table:table-cell>
          <table:table-cell table:style-name="Default" office:value-type="string" calcext:value-type="string">
            <text:p>Overminers Inc: Hex-based isometric game where tiles slowly disappear in order. You lead a mining company and your goal is to hold spaces for as long as possible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C1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8:48:36.626000000</meta:creation-date>
    <dc:date>2018-08-10T19:32:40.599000000</dc:date>
    <meta:editing-duration>PT13M43S</meta:editing-duration>
    <meta:editing-cycles>1</meta:editing-cycles>
    <meta:document-statistic meta:table-count="1" meta:cell-count="47" meta:object-count="0"/>
    <meta:generator>LibreOffice/6.0.1.1$Windows_X86_64 LibreOffice_project/60bfb1526849283ce2491346ed2aa51c465abfe6</meta:generator>
  </office:meta>
</office:document-meta>
</file>